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.872cm" fo:min-width="0.384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7cm" loext:decorative="false"/>
      <style:paragraph-properties style:writing-mode="lr-tb"/>
    </style:style>
    <style:style style:name="gr10" style:family="graphic" style:parent-style-name="objectwithoutfill">
      <style:graphic-properties svg:stroke-color="#ff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2" style:family="graphic" style:parent-style-name="standard">
      <style:graphic-properties svg:stroke-color="#ff0000" draw:textarea-vertical-align="middle" loext:decorative="false"/>
    </style:style>
    <style:style style:name="gr13" style:family="graphic" style:parent-style-name="standard">
      <style:graphic-properties svg:stroke-color="#111111" draw:textarea-vertical-align="middle" loext:decorative="false"/>
    </style:style>
    <style:style style:name="gr14" style:family="graphic" style:parent-style-name="objectwithoutfill">
      <style:graphic-properties svg:stroke-color="#81d41a" draw:fill="none" draw:textarea-vertical-align="middle" loext:decorative="false"/>
    </style:style>
    <style:style style:name="gr15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5.762cm" fo:min-width="0.914cm" loext:decorative="false"/>
    </style:style>
    <style:style style:name="gr16" style:family="graphic" style:parent-style-name="standard">
      <style:graphic-properties svg:stroke-color="#81d41a" draw:textarea-vertical-align="middle" loext:decorative="false"/>
    </style:style>
    <style:style style:name="gr17" style:family="graphic" style:parent-style-name="standard">
      <style:graphic-properties svg:stroke-color="#d62e4e" draw:textarea-vertical-align="middle" loext:decorative="false"/>
    </style:style>
    <style:style style:name="gr18" style:family="graphic" style:parent-style-name="objectwithoutfill">
      <style:graphic-properties svg:stroke-color="#3465a4" draw:fill="none" draw:textarea-vertical-align="middle" loext:decorative="false"/>
    </style:style>
    <style:style style:name="gr19" style:family="graphic" style:parent-style-name="objectwithoutfill">
      <style:graphic-properties svg:stroke-color="#111111" draw:fill="none" draw:textarea-vertical-align="middle" loext:decorative="false"/>
    </style:style>
    <style:style style:name="gr20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11.064cm" fo:min-width="0.914cm" loext:decorative="false"/>
    </style:style>
    <style:style style:name="gr21" style:family="graphic" style:parent-style-name="objectwithoutfill">
      <style:graphic-properties svg:stroke-color="#00a933" draw:fill="none" draw:textarea-vertical-align="middle" loext:decorative="false"/>
    </style:style>
    <style:style style:name="gr22" style:family="graphic" style:parent-style-name="standard">
      <style:graphic-properties svg:stroke-color="#800080" draw:textarea-vertical-align="middle" loext:decorative="false"/>
    </style:style>
    <style:style style:name="gr23" style:family="graphic" style:parent-style-name="standard">
      <style:graphic-properties svg:stroke-color="#e8a202" draw:textarea-vertical-align="middle" loext:decorative="false"/>
    </style:style>
    <style:style style:name="gr24" style:family="graphic" style:parent-style-name="objectwithoutfill">
      <style:graphic-properties svg:stroke-color="#481d32" draw:fill="none" draw:textarea-vertical-align="middle" loext:decorative="fals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-color="#ffffff" draw:opacity="5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0.763cm" svg:x="1cm" svg:y="2.75cm">
          <draw:text-box>
            <text:p text:style-name="P1"><text:span text:style-name="T1">OFC Cable A-B, having starting node(sn) as A and ending node(en) as B. Capacity of 4F</text:span></text:p>
          </draw:text-box>
        </draw:frame>
        <draw:line draw:style-name="gr2" draw:text-style-name="P3" draw:layer="layout" svg:x1="1.75cm" svg:y1="4.25cm" svg:x2="18.5cm" svg:y2="4.25cm">
          <text:p/>
        </draw:line>
        <draw:line draw:style-name="gr2" draw:text-style-name="P3" draw:layer="layout" svg:x1="1.75cm" svg:y1="5.75cm" svg:x2="18.5cm" svg:y2="5.75cm">
          <text:p/>
        </draw:line>
        <draw:line draw:style-name="gr2" draw:text-style-name="P3" draw:layer="layout" svg:x1="1.75cm" svg:y1="5.25cm" svg:x2="18.5cm" svg:y2="5.25cm">
          <text:p/>
        </draw:line>
        <draw:line draw:style-name="gr2" draw:text-style-name="P3" draw:layer="layout" svg:x1="1.75cm" svg:y1="4.75cm" svg:x2="18.5cm" svg:y2="4.75cm">
          <text:p/>
        </draw:line>
        <draw:frame draw:style-name="gr3" draw:text-style-name="P5" draw:layer="layout" svg:width="1cm" svg:height="0.569cm" svg:x="18.5cm" svg:y="4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cm" svg:y="4.00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cm" svg:y="5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cm" svg:y="4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cm" svg:y="4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5cm" svg:y="5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5cm" svg:y="4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5cm" svg:y="4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75cm" svg:y="5.2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4.7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4.2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3.75cm">
          <draw:text-box>
            <text:p text:style-name="P4"><text:span text:style-name="T2">2.4 km</text:span></text:p>
          </draw:text-box>
        </draw:frame>
        <draw:frame draw:style-name="gr3" draw:text-style-name="P5" draw:layer="layout" svg:width="2.5cm" svg:height="0.569cm" svg:x="1.75cm" svg:y="5.2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3.7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75cm" svg:y="4.7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4.2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3.7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4.2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4.7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5.25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7.5cm" svg:height="1cm" svg:x="7.75cm" svg:y="5.75cm">
          <draw:text-box>
            <text:p text:style-name="P6"><text:span text:style-name="T1">parent_segment_A-B</text:span></text:p>
          </draw:text-box>
        </draw:frame>
        <draw:frame draw:style-name="gr1" draw:text-style-name="P2" draw:layer="layout" svg:width="19cm" svg:height="0.763cm" svg:x="1cm" svg:y="2.75cm">
          <draw:text-box>
            <text:p text:style-name="P1"><text:span text:style-name="T1">OFC Cable A-B, having starting node(sn) as A and ending node(en) as B. Capacity of 4F</text:span></text:p>
          </draw:text-box>
        </draw:frame>
        <draw:line draw:style-name="gr2" draw:text-style-name="P3" draw:layer="layout" svg:x1="1.75cm" svg:y1="4.25cm" svg:x2="18.5cm" svg:y2="4.25cm">
          <text:p/>
        </draw:line>
        <draw:line draw:style-name="gr2" draw:text-style-name="P3" draw:layer="layout" svg:x1="1.75cm" svg:y1="5.75cm" svg:x2="18.5cm" svg:y2="5.75cm">
          <text:p/>
        </draw:line>
        <draw:line draw:style-name="gr2" draw:text-style-name="P3" draw:layer="layout" svg:x1="1.75cm" svg:y1="5.25cm" svg:x2="18.5cm" svg:y2="5.25cm">
          <text:p/>
        </draw:line>
        <draw:line draw:style-name="gr2" draw:text-style-name="P3" draw:layer="layout" svg:x1="1.75cm" svg:y1="4.75cm" svg:x2="18.5cm" svg:y2="4.75cm">
          <text:p/>
        </draw:line>
        <draw:frame draw:style-name="gr3" draw:text-style-name="P5" draw:layer="layout" svg:width="1cm" svg:height="0.569cm" svg:x="18.5cm" svg:y="4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cm" svg:y="4.00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cm" svg:y="5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cm" svg:y="4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cm" svg:y="4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5cm" svg:y="5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5cm" svg:y="4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5cm" svg:y="4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75cm" svg:y="5.2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4.7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4.25cm">
          <draw:text-box>
            <text:p text:style-name="P4"><text:span text:style-name="T2">2.4 km</text:span></text:p>
          </draw:text-box>
        </draw:frame>
        <draw:frame draw:style-name="gr4" draw:text-style-name="P5" draw:layer="layout" svg:width="1.5cm" svg:height="0.569cm" svg:x="9.75cm" svg:y="3.75cm">
          <draw:text-box>
            <text:p text:style-name="P4"><text:span text:style-name="T2">2.4 km</text:span></text:p>
          </draw:text-box>
        </draw:frame>
        <draw:frame draw:style-name="gr3" draw:text-style-name="P5" draw:layer="layout" svg:width="2.5cm" svg:height="0.569cm" svg:x="1.75cm" svg:y="5.2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3.7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75cm" svg:y="4.7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4.2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3.75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4.2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4.75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5.25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7.5cm" svg:height="1cm" svg:x="7.75cm" svg:y="5.75cm">
          <draw:text-box>
            <text:p text:style-name="P6"><text:span text:style-name="T1">parent_segment_A-B</text:span></text:p>
          </draw:text-box>
        </draw:frame>
        <draw:line draw:style-name="gr2" draw:text-style-name="P3" draw:layer="layout" svg:x1="1.75cm" svg:y1="12.011cm" svg:x2="8cm" svg:y2="12cm">
          <text:p/>
        </draw:line>
        <draw:line draw:style-name="gr2" draw:text-style-name="P3" draw:layer="layout" svg:x1="1.75cm" svg:y1="11.511cm" svg:x2="8cm" svg:y2="11.5cm">
          <text:p/>
        </draw:line>
        <draw:line draw:style-name="gr2" draw:text-style-name="P3" draw:layer="layout" svg:x1="1.75cm" svg:y1="11.011cm" svg:x2="8cm" svg:y2="11cm">
          <text:p/>
        </draw:line>
        <draw:frame draw:style-name="gr3" draw:text-style-name="P5" draw:layer="layout" svg:width="1cm" svg:height="0.569cm" svg:x="18.5cm" svg:y="10.7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cm" svg:y="10.26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cm" svg:y="11.6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cm" svg:y="11.1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cm" svg:y="10.7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5cm" svg:y="11.6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5cm" svg:y="11.1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5cm" svg:y="10.261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75cm" svg:y="11.5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1.0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0.5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0.011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1.75cm" svg:y="11.5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10.0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75cm" svg:y="11.0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10.5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10.0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10.5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11.0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11.511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3.75cm" svg:y="12.5cm">
          <draw:text-box>
            <text:p text:style-name="P6"><text:span text:style-name="T1">segment1_A-B</text:span></text:p>
          </draw:text-box>
        </draw:frame>
        <draw:frame draw:style-name="gr1" draw:text-style-name="P2" draw:layer="layout" svg:width="19cm" svg:height="1.275cm" svg:x="1cm" svg:y="7.975cm">
          <draw:text-box>
            <text:p text:style-name="P1"><text:span text:style-name="T1">OFC Cable A-B, having starting node(sn) as A and ending node(en) as B. Capacity of 4F and a JC say JC1 inserted inbetween say at 1.1 km from starting node</text:span></text:p>
          </draw:text-box>
        </draw:frame>
        <draw:line draw:style-name="gr2" draw:text-style-name="P3" draw:layer="layout" svg:x1="8.75cm" svg:y1="10.5cm" svg:x2="18.5cm" svg:y2="10.511cm">
          <text:p/>
        </draw:line>
        <draw:line draw:style-name="gr2" draw:text-style-name="P3" draw:layer="layout" svg:x1="8.75cm" svg:y1="12cm" svg:x2="18.5cm" svg:y2="12.011cm">
          <text:p/>
        </draw:line>
        <draw:line draw:style-name="gr2" draw:text-style-name="P3" draw:layer="layout" svg:x1="8.75cm" svg:y1="11.5cm" svg:x2="18.5cm" svg:y2="11.511cm">
          <text:p/>
        </draw:line>
        <draw:line draw:style-name="gr2" draw:text-style-name="P3" draw:layer="layout" svg:x1="8.75cm" svg:y1="11cm" svg:x2="18.5cm" svg:y2="11.011cm">
          <text:p/>
        </draw:line>
        <draw:frame draw:style-name="gr4" draw:text-style-name="P5" draw:layer="layout" svg:width="1.5cm" svg:height="0.569cm" svg:x="4.5cm" svg:y="11.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0.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0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7.75cm" svg:y="14.25cm">
          <draw:text-box>
            <text:p text:style-name="P6"><text:span text:style-name="T1">parent_segment_A-B</text:span></text:p>
          </draw:text-box>
        </draw:frame>
        <draw:frame draw:style-name="gr5" draw:text-style-name="P7" draw:layer="layout" svg:width="4cm" svg:height="1cm" svg:x="12.25cm" svg:y="12.5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6.25cm" svg:y1="13.25cm" svg:x2="9.25cm" svg:y2="14.25cm">
          <text:p/>
        </draw:line>
        <draw:line draw:style-name="gr7" draw:text-style-name="P3" draw:layer="layout" svg:x1="13.25cm" svg:y1="13.25cm" svg:x2="10.5cm" svg:y2="14.25cm">
          <text:p/>
        </draw:line>
        <draw:custom-shape draw:style-name="gr8" draw:text-style-name="P8" draw:layer="layout" svg:width="1.25cm" svg:height="3cm" svg:x="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75cm" svg:y1="10.511cm" svg:x2="8cm" svg:y2="10.5cm">
          <text:p/>
        </draw:line>
        <draw:frame draw:style-name="gr3" draw:text-style-name="P5" draw:layer="layout" svg:width="1cm" svg:height="0.569cm" svg:x="6.75cm" svg:y="10.05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75cm" svg:y="11.48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6.75cm" svg:y="10.98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6.75cm" svg:y="10.54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cm" svg:y="10.5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cm" svg:y="11.48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9cm" svg:y="10.98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9cm" svg:y="10.05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7.75cm" svg:y="12.633cm">
          <draw:text-box>
            <text:p text:style-name="P6"><text:span text:style-name="T1">JC1</text:span></text:p>
          </draw:text-box>
        </draw:frame>
        <draw:line draw:style-name="gr2" draw:text-style-name="P3" draw:layer="layout" svg:x1="1.75cm" svg:y1="20.511cm" svg:x2="8cm" svg:y2="20.5cm">
          <text:p/>
        </draw:line>
        <draw:line draw:style-name="gr2" draw:text-style-name="P3" draw:layer="layout" svg:x1="1.75cm" svg:y1="20.011cm" svg:x2="8cm" svg:y2="20cm">
          <text:p/>
        </draw:line>
        <draw:line draw:style-name="gr2" draw:text-style-name="P3" draw:layer="layout" svg:x1="1.75cm" svg:y1="19.511cm" svg:x2="8cm" svg:y2="19.5cm">
          <text:p/>
        </draw:line>
        <draw:frame draw:style-name="gr3" draw:text-style-name="P5" draw:layer="layout" svg:width="1cm" svg:height="0.569cm" svg:x="18.5cm" svg:y="19.2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cm" svg:y="18.76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cm" svg:y="20.1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cm" svg:y="19.6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cm" svg:y="19.2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5cm" svg:y="20.1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5cm" svg:y="19.6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5cm" svg:y="18.761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75cm" svg:y="20.0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9.5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9.0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75cm" svg:y="18.511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1.75cm" svg:y="20.0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18.5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75cm" svg:y="19.5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19.0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75cm" svg:y="18.5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cm" svg:y="19.0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19.5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6cm" svg:y="20.011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3.75cm" svg:y="21cm">
          <draw:text-box>
            <text:p text:style-name="P6"><text:span text:style-name="T1">segment1_A-B</text:span></text:p>
          </draw:text-box>
        </draw:frame>
        <draw:frame draw:style-name="gr1" draw:text-style-name="P2" draw:layer="layout" svg:width="19cm" svg:height="1.787cm" svg:x="1cm" svg:y="16cm">
          <draw:text-box>
            <text:p text:style-name="P1"><text:span text:style-name="T1">OFC Cable A-B, having starting node(sn) as A and ending node(en) as B. Capacity of 4F and a JC say JC1 inserted inbetween say at 1.1 km from starting node. All fibers are spliced as straight joint.</text:span></text:p>
          </draw:text-box>
        </draw:frame>
        <draw:line draw:style-name="gr2" draw:text-style-name="P3" draw:layer="layout" svg:x1="8.75cm" svg:y1="19cm" svg:x2="18.5cm" svg:y2="19.011cm">
          <text:p/>
        </draw:line>
        <draw:line draw:style-name="gr2" draw:text-style-name="P3" draw:layer="layout" svg:x1="8.75cm" svg:y1="20.5cm" svg:x2="18.5cm" svg:y2="20.511cm">
          <text:p/>
        </draw:line>
        <draw:line draw:style-name="gr2" draw:text-style-name="P3" draw:layer="layout" svg:x1="8.75cm" svg:y1="20cm" svg:x2="18.5cm" svg:y2="20.011cm">
          <text:p/>
        </draw:line>
        <draw:line draw:style-name="gr2" draw:text-style-name="P3" draw:layer="layout" svg:x1="8.75cm" svg:y1="19.5cm" svg:x2="18.5cm" svg:y2="19.511cm">
          <text:p/>
        </draw:line>
        <draw:frame draw:style-name="gr4" draw:text-style-name="P5" draw:layer="layout" svg:width="1.5cm" svg:height="0.569cm" svg:x="4.5cm" svg:y="20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9.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9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5cm" svg:y="18.5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7.75cm" svg:y="22.75cm">
          <draw:text-box>
            <text:p text:style-name="P6"><text:span text:style-name="T1">parent_segment_A-B</text:span></text:p>
          </draw:text-box>
        </draw:frame>
        <draw:frame draw:style-name="gr5" draw:text-style-name="P7" draw:layer="layout" svg:width="4cm" svg:height="1cm" svg:x="12.25cm" svg:y="21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6.25cm" svg:y1="21.75cm" svg:x2="9.25cm" svg:y2="22.75cm">
          <text:p/>
        </draw:line>
        <draw:line draw:style-name="gr7" draw:text-style-name="P3" draw:layer="layout" svg:x1="13.25cm" svg:y1="21.75cm" svg:x2="10.5cm" svg:y2="22.75cm">
          <text:p/>
        </draw:line>
        <draw:custom-shape draw:style-name="gr8" draw:text-style-name="P8" draw:layer="layout" svg:width="1.25cm" svg:height="3cm" svg:x="7.75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75cm" svg:y1="19.011cm" svg:x2="8cm" svg:y2="19cm">
          <text:p/>
        </draw:line>
        <draw:frame draw:style-name="gr3" draw:text-style-name="P5" draw:layer="layout" svg:width="1cm" svg:height="0.569cm" svg:x="6.75cm" svg:y="18.55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75cm" svg:y="19.98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6.75cm" svg:y="19.48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6.75cm" svg:y="19.04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cm" svg:y="19.0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cm" svg:y="19.98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9cm" svg:y="19.48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9cm" svg:y="18.55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7.75cm" svg:y="21.133cm">
          <draw:text-box>
            <text:p text:style-name="P6"><text:span text:style-name="T1">JC1</text:span></text:p>
          </draw:text-box>
        </draw:frame>
        <draw:line draw:style-name="gr10" draw:text-style-name="P3" draw:layer="layout" svg:x1="8cm" svg:y1="19cm" svg:x2="8.75cm" svg:y2="19cm">
          <text:p/>
        </draw:line>
        <draw:line draw:style-name="gr10" draw:text-style-name="P3" draw:layer="layout" svg:x1="8cm" svg:y1="19.5cm" svg:x2="8.75cm" svg:y2="19.5cm">
          <text:p/>
        </draw:line>
        <draw:line draw:style-name="gr10" draw:text-style-name="P3" draw:layer="layout" svg:x1="8cm" svg:y1="20cm" svg:x2="8.75cm" svg:y2="20cm">
          <text:p/>
        </draw:line>
        <draw:line draw:style-name="gr10" draw:text-style-name="P3" draw:layer="layout" svg:x1="8cm" svg:y1="20.5cm" svg:x2="8.75cm" svg:y2="20.5cm">
          <text:p/>
        </draw:line>
        <draw:line draw:style-name="gr2" draw:text-style-name="P3" draw:layer="layout" svg:x1="1.5cm" svg:y1="36.261cm" svg:x2="7.75cm" svg:y2="36.25cm">
          <text:p/>
        </draw:line>
        <draw:line draw:style-name="gr2" draw:text-style-name="P3" draw:layer="layout" svg:x1="1.5cm" svg:y1="35.761cm" svg:x2="7.75cm" svg:y2="35.75cm">
          <text:p/>
        </draw:line>
        <draw:line draw:style-name="gr2" draw:text-style-name="P3" xml:id="id3" draw:id="id3" draw:layer="layout" svg:x1="1.5cm" svg:y1="35.261cm" svg:x2="7.75cm" svg:y2="35.25cm">
          <text:p/>
        </draw:line>
        <draw:frame draw:style-name="gr3" draw:text-style-name="P5" draw:layer="layout" svg:width="1cm" svg:height="0.569cm" svg:x="18.25cm" svg:y="35.011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0.92cm" svg:y="34.51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0.92cm" svg:y="35.94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0.92cm" svg:y="35.44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0.92cm" svg:y="35.01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25cm" svg:y="35.94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25cm" svg:y="35.44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25cm" svg:y="34.511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5cm" svg:y="35.76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cm" svg:y="35.26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cm" svg:y="34.76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cm" svg:y="34.261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1.5cm" svg:y="35.76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5.75cm" svg:y="34.26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5cm" svg:y="35.26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5cm" svg:y="34.76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5cm" svg:y="34.26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5.75cm" svg:y="34.76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5.75cm" svg:y="35.26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5.75cm" svg:y="35.761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3.5cm" svg:y="36.75cm">
          <draw:text-box>
            <text:p text:style-name="P6"><text:span text:style-name="T1">segment1_A-B</text:span></text:p>
          </draw:text-box>
        </draw:frame>
        <draw:frame draw:style-name="gr11" draw:text-style-name="P2" draw:layer="layout" svg:width="19cm" svg:height="2.25cm" svg:x="1cm" svg:y="30.25cm">
          <draw:text-box>
            <text:p text:style-name="P1"><text:span text:style-name="T1">OFC Cable A-B, having starting node(sn) as A and ending node(en) as B. Capacity of 4F and a JC say JC1 inserted inbetween say at 1.1 km from starting node. All fibers are spliced as crossed and straight joint.</text:span></text:p>
          </draw:text-box>
        </draw:frame>
        <draw:line draw:style-name="gr2" draw:text-style-name="P3" draw:layer="layout" svg:x1="8.5cm" svg:y1="34.75cm" svg:x2="18.25cm" svg:y2="34.761cm">
          <text:p/>
        </draw:line>
        <draw:line draw:style-name="gr2" draw:text-style-name="P3" draw:layer="layout" svg:x1="8.5cm" svg:y1="36.25cm" svg:x2="18.25cm" svg:y2="36.261cm">
          <text:p/>
        </draw:line>
        <draw:line draw:style-name="gr2" draw:text-style-name="P3" xml:id="id4" draw:id="id4" draw:layer="layout" svg:x1="8.5cm" svg:y1="35.75cm" svg:x2="18.25cm" svg:y2="35.761cm">
          <text:p/>
        </draw:line>
        <draw:line draw:style-name="gr2" draw:text-style-name="P3" xml:id="id2" draw:id="id2" draw:layer="layout" svg:x1="8.5cm" svg:y1="35.25cm" svg:x2="18.25cm" svg:y2="35.261cm">
          <text:p/>
        </draw:line>
        <draw:frame draw:style-name="gr4" draw:text-style-name="P5" draw:layer="layout" svg:width="1.5cm" svg:height="0.569cm" svg:x="4.25cm" svg:y="35.7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25cm" svg:y="35.2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25cm" svg:y="34.7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25cm" svg:y="34.25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7.5cm" svg:y="38.5cm">
          <draw:text-box>
            <text:p text:style-name="P6"><text:span text:style-name="T1">parent_segment_A-B</text:span></text:p>
          </draw:text-box>
        </draw:frame>
        <draw:frame draw:style-name="gr5" draw:text-style-name="P7" draw:layer="layout" svg:width="4cm" svg:height="1cm" svg:x="12cm" svg:y="36.75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6cm" svg:y1="37.5cm" svg:x2="9cm" svg:y2="38.5cm">
          <text:p/>
        </draw:line>
        <draw:line draw:style-name="gr7" draw:text-style-name="P3" draw:layer="layout" svg:x1="13cm" svg:y1="37.5cm" svg:x2="10.25cm" svg:y2="38.5cm">
          <text:p/>
        </draw:line>
        <draw:custom-shape draw:style-name="gr8" draw:text-style-name="P8" draw:layer="layout" svg:width="1.25cm" svg:height="3cm" svg:x="7.5cm" svg:y="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" draw:id="id1" draw:layer="layout" svg:x1="1.5cm" svg:y1="34.761cm" svg:x2="7.75cm" svg:y2="34.75cm">
          <text:p/>
        </draw:line>
        <draw:frame draw:style-name="gr3" draw:text-style-name="P5" draw:layer="layout" svg:width="1cm" svg:height="0.569cm" svg:x="6.5cm" svg:y="34.3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5cm" svg:y="35.73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6.5cm" svg:y="35.23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6.5cm" svg:y="34.79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75cm" svg:y="34.8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75cm" svg:y="35.7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8.75cm" svg:y="35.2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8.75cm" svg:y="34.3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7.5cm" svg:y="36.883cm">
          <draw:text-box>
            <text:p text:style-name="P6"><text:span text:style-name="T1">JC1</text:span></text:p>
          </draw:text-box>
        </draw:frame>
        <draw:line draw:style-name="gr10" draw:text-style-name="P3" draw:layer="layout" svg:x1="7.75cm" svg:y1="36.25cm" svg:x2="8.5cm" svg:y2="36.25cm">
          <text:p/>
        </draw:line>
        <draw:connector draw:style-name="gr12" draw:text-style-name="P9" draw:layer="layout" svg:x1="7.75cm" svg:y1="34.755cm" svg:x2="8.5cm" svg:y2="35.255cm" draw:start-shape="id1" draw:start-glue-point="1" draw:end-shape="id2" draw:end-glue-point="3" svg:d="M7750 34755h375v500h375" svg:viewBox="0 0 751 501">
          <text:p/>
        </draw:connector>
        <draw:connector draw:style-name="gr13" draw:text-style-name="P9" draw:layer="layout" draw:line-skew="-0.125cm" svg:x1="7.75cm" svg:y1="35.255cm" svg:x2="8.5cm" svg:y2="35.755cm" draw:start-shape="id3" draw:start-glue-point="1" draw:end-shape="id4" draw:end-glue-point="3" svg:d="M7750 35255h250v500h500" svg:viewBox="0 0 751 501">
          <text:p/>
        </draw:connector>
        <draw:line draw:style-name="gr14" draw:text-style-name="P3" draw:layer="layout" svg:x1="7.75cm" svg:y1="35.75cm" svg:x2="8.5cm" svg:y2="34.75cm">
          <text:p/>
        </draw:line>
        <draw:line draw:style-name="gr2" draw:text-style-name="P3" draw:layer="layout" svg:x1="1.58cm" svg:y1="48.511cm" svg:x2="7.83cm" svg:y2="48.5cm">
          <text:p/>
        </draw:line>
        <draw:line draw:style-name="gr2" draw:text-style-name="P3" draw:layer="layout" svg:x1="1.58cm" svg:y1="48.011cm" svg:x2="7.83cm" svg:y2="48cm">
          <text:p/>
        </draw:line>
        <draw:line draw:style-name="gr2" draw:text-style-name="P3" draw:layer="layout" svg:x1="1.58cm" svg:y1="47.511cm" svg:x2="7.83cm" svg:y2="47.5cm">
          <text:p/>
        </draw:line>
        <draw:frame draw:style-name="gr3" draw:text-style-name="P5" draw:layer="layout" svg:width="1cm" svg:height="0.569cm" svg:x="18.33cm" svg:y="47.261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1cm" svg:y="46.76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cm" svg:y="48.1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cm" svg:y="47.6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cm" svg:y="47.2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33cm" svg:y="48.1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33cm" svg:y="47.6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33cm" svg:y="46.761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58cm" svg:y="48.0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8cm" svg:y="47.5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8cm" svg:y="47.011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9.58cm" svg:y="46.511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1.58cm" svg:y="48.011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5.83cm" svg:y="46.511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1.58cm" svg:y="47.511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.58cm" svg:y="47.011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.58cm" svg:y="46.511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5.83cm" svg:y="47.011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15.83cm" svg:y="47.511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15.83cm" svg:y="48.011cm">
          <draw:text-box>
            <text:p text:style-name="P4"><text:span text:style-name="T2">INITIAL EN = Y</text:span></text:p>
          </draw:text-box>
        </draw:frame>
        <draw:frame draw:style-name="gr5" draw:text-style-name="P7" draw:layer="layout" svg:width="4cm" svg:height="1cm" svg:x="3.58cm" svg:y="49cm">
          <draw:text-box>
            <text:p text:style-name="P6"><text:span text:style-name="T1">segment1_X-Y</text:span></text:p>
          </draw:text-box>
        </draw:frame>
        <draw:frame draw:style-name="gr11" draw:text-style-name="P2" draw:layer="layout" svg:width="19cm" svg:height="2.299cm" svg:x="1.08cm" svg:y="42.5cm">
          <draw:text-box>
            <text:p text:style-name="P1"><text:span text:style-name="T3">OFC Cable X-Y and A-B, having starting node(sn) as X and A &amp; ending node(en) as Y and B respectively. Capacity of 4F and 2F respectively. A JC say JC1 inserted inbetween say at 1.1 and 0.7 km </text:span><text:span text:style-name="T1">respectively from starting node. All fibers are spliced as crossed and straight joint.</text:span></text:p>
          </draw:text-box>
        </draw:frame>
        <draw:line draw:style-name="gr2" draw:text-style-name="P3" draw:layer="layout" svg:x1="8.58cm" svg:y1="47cm" svg:x2="18.33cm" svg:y2="47.011cm">
          <text:p/>
        </draw:line>
        <draw:line draw:style-name="gr2" draw:text-style-name="P3" draw:layer="layout" svg:x1="8.58cm" svg:y1="48.5cm" svg:x2="18.33cm" svg:y2="48.511cm">
          <text:p/>
        </draw:line>
        <draw:line draw:style-name="gr2" draw:text-style-name="P3" draw:layer="layout" svg:x1="8.58cm" svg:y1="48cm" svg:x2="18.33cm" svg:y2="48.011cm">
          <text:p/>
        </draw:line>
        <draw:line draw:style-name="gr2" draw:text-style-name="P3" draw:layer="layout" svg:x1="8.58cm" svg:y1="47.5cm" svg:x2="18.33cm" svg:y2="47.511cm">
          <text:p/>
        </draw:line>
        <draw:frame draw:style-name="gr4" draw:text-style-name="P5" draw:layer="layout" svg:width="1.5cm" svg:height="0.569cm" svg:x="4.33cm" svg:y="48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33cm" svg:y="47.5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33cm" svg:y="47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33cm" svg:y="46.5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11cm" svg:y="50.75cm">
          <draw:text-box>
            <text:p text:style-name="P6"><text:span text:style-name="T1">parent_segment_X-Y</text:span></text:p>
          </draw:text-box>
        </draw:frame>
        <draw:frame draw:style-name="gr5" draw:text-style-name="P7" draw:layer="layout" svg:width="4cm" svg:height="1cm" svg:x="12.08cm" svg:y="49cm">
          <draw:text-box>
            <text:p text:style-name="P6"><text:span text:style-name="T1">segment2_X-Y</text:span></text:p>
          </draw:text-box>
        </draw:frame>
        <draw:line draw:style-name="gr6" draw:text-style-name="P3" draw:layer="layout" svg:x1="6.08cm" svg:y1="49.75cm" svg:x2="13cm" svg:y2="51cm">
          <text:p/>
        </draw:line>
        <draw:line draw:style-name="gr7" draw:text-style-name="P3" draw:layer="layout" svg:x1="13.08cm" svg:y1="49.75cm" svg:x2="13.5cm" svg:y2="51cm">
          <text:p/>
        </draw:line>
        <draw:custom-shape draw:style-name="gr15" draw:text-style-name="P8" draw:layer="layout" svg:width="2cm" svg:height="8.5cm" svg:x="7.15cm" svg:y="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58cm" svg:y1="47.011cm" svg:x2="7.83cm" svg:y2="47cm">
          <text:p/>
        </draw:line>
        <draw:frame draw:style-name="gr3" draw:text-style-name="P5" draw:layer="layout" svg:width="1cm" svg:height="0.569cm" svg:x="6.58cm" svg:y="46.55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58cm" svg:y="47.98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6.58cm" svg:y="47.48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6.58cm" svg:y="47.04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83cm" svg:y="47.0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83cm" svg:y="47.98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8.83cm" svg:y="47.48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8.83cm" svg:y="46.55cm">
          <draw:text-box>
            <text:p text:style-name="P4"><text:span text:style-name="T2">F1</text:span></text:p>
          </draw:text-box>
        </draw:frame>
        <draw:line draw:style-name="gr2" draw:text-style-name="P3" draw:layer="layout" svg:x1="1.5cm" svg:y1="53.511cm" svg:x2="7.75cm" svg:y2="53.5cm">
          <text:p/>
        </draw:line>
        <draw:frame draw:style-name="gr3" draw:text-style-name="P5" draw:layer="layout" svg:width="1cm" svg:height="0.569cm" svg:x="18.25cm" svg:y="53.261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0.92cm" svg:y="52.76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0.92cm" svg:y="53.2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25cm" svg:y="52.761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5cm" svg:y="53.011cm">
          <draw:text-box>
            <text:p text:style-name="P4"><text:span text:style-name="T2">2.3 km</text:span></text:p>
          </draw:text-box>
        </draw:frame>
        <draw:frame draw:style-name="gr4" draw:text-style-name="P5" draw:layer="layout" svg:width="1.5cm" svg:height="0.569cm" svg:x="9.5cm" svg:y="52.511cm">
          <draw:text-box>
            <text:p text:style-name="P4"><text:span text:style-name="T2">2.3 km</text:span></text:p>
          </draw:text-box>
        </draw:frame>
        <draw:frame draw:style-name="gr3" draw:text-style-name="P5" draw:layer="layout" svg:width="2.5cm" svg:height="0.569cm" svg:x="15.75cm" svg:y="52.511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5cm" svg:y="53.0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5cm" svg:y="52.511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5.75cm" svg:y="53.011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3.5cm" svg:y="55cm">
          <draw:text-box>
            <text:p text:style-name="P6"><text:span text:style-name="T1">segment1_A-B</text:span></text:p>
          </draw:text-box>
        </draw:frame>
        <draw:line draw:style-name="gr2" draw:text-style-name="P3" draw:layer="layout" svg:x1="8.5cm" svg:y1="53cm" svg:x2="18.25cm" svg:y2="53.011cm">
          <text:p/>
        </draw:line>
        <draw:line draw:style-name="gr2" draw:text-style-name="P3" draw:layer="layout" svg:x1="8.5cm" svg:y1="53.5cm" svg:x2="18.25cm" svg:y2="53.511cm">
          <text:p/>
        </draw:line>
        <draw:frame draw:style-name="gr4" draw:text-style-name="P5" draw:layer="layout" svg:width="1.5cm" svg:height="0.569cm" svg:x="4.25cm" svg:y="53cm">
          <draw:text-box>
            <text:p text:style-name="P4"><text:span text:style-name="T2">0.7 km</text:span></text:p>
          </draw:text-box>
        </draw:frame>
        <draw:frame draw:style-name="gr4" draw:text-style-name="P5" draw:layer="layout" svg:width="1.5cm" svg:height="0.569cm" svg:x="4.25cm" svg:y="52.5cm">
          <draw:text-box>
            <text:p text:style-name="P4"><text:span text:style-name="T2">0.7 km</text:span></text:p>
          </draw:text-box>
        </draw:frame>
        <draw:frame draw:style-name="gr5" draw:text-style-name="P7" draw:layer="layout" svg:width="7.5cm" svg:height="1cm" svg:x="7.5cm" svg:y="56.75cm">
          <draw:text-box>
            <text:p text:style-name="P6"><text:span text:style-name="T1">parent_segment_A-B</text:span></text:p>
          </draw:text-box>
        </draw:frame>
        <draw:frame draw:style-name="gr5" draw:text-style-name="P7" draw:layer="layout" svg:width="4cm" svg:height="1cm" svg:x="12cm" svg:y="55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6cm" svg:y1="55.75cm" svg:x2="9cm" svg:y2="56.75cm">
          <text:p/>
        </draw:line>
        <draw:line draw:style-name="gr7" draw:text-style-name="P3" draw:layer="layout" svg:x1="13cm" svg:y1="55.75cm" svg:x2="10.25cm" svg:y2="56.75cm">
          <text:p/>
        </draw:line>
        <draw:line draw:style-name="gr2" draw:text-style-name="P3" draw:layer="layout" svg:x1="1.5cm" svg:y1="53.011cm" svg:x2="7.75cm" svg:y2="53cm">
          <text:p/>
        </draw:line>
        <draw:frame draw:style-name="gr3" draw:text-style-name="P5" draw:layer="layout" svg:width="1cm" svg:height="0.569cm" svg:x="6.5cm" svg:y="52.55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5cm" svg:y="53.04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75cm" svg:y="53.0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8.75cm" svg:y="52.55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7.5cm" svg:y="54.533cm">
          <draw:text-box>
            <text:p text:style-name="P6"><text:span text:style-name="T1">JC1</text:span></text:p>
          </draw:text-box>
        </draw:frame>
        <draw:line draw:style-name="gr2" draw:text-style-name="P3" draw:layer="layout" svg:x1="2.019cm" svg:y1="68.522cm" svg:x2="8.269cm" svg:y2="68.511cm">
          <text:p/>
        </draw:line>
        <draw:line draw:style-name="gr2" draw:text-style-name="P3" draw:layer="layout" svg:x1="2.019cm" svg:y1="68.022cm" svg:x2="8.269cm" svg:y2="68.011cm">
          <text:p/>
        </draw:line>
        <draw:line draw:style-name="gr2" draw:text-style-name="P3" xml:id="id7" draw:id="id7" draw:layer="layout" svg:x1="2.019cm" svg:y1="67.522cm" svg:x2="8.269cm" svg:y2="67.511cm">
          <text:p/>
        </draw:line>
        <draw:frame draw:style-name="gr3" draw:text-style-name="P5" draw:layer="layout" svg:width="1cm" svg:height="0.569cm" svg:x="18.769cm" svg:y="67.272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1.439cm" svg:y="66.773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.439cm" svg:y="68.203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.439cm" svg:y="67.703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.439cm" svg:y="67.272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769cm" svg:y="68.203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8.769cm" svg:y="67.703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8.769cm" svg:y="66.772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10.019cm" svg:y="68.022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10.019cm" svg:y="67.522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10.019cm" svg:y="67.022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10.019cm" svg:y="66.522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2.019cm" svg:y="68.0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6.269cm" svg:y="66.522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2.019cm" svg:y="67.5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2.019cm" svg:y="67.0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2.019cm" svg:y="66.5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6.269cm" svg:y="67.022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16.269cm" svg:y="67.522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16.269cm" svg:y="68.022cm">
          <draw:text-box>
            <text:p text:style-name="P4"><text:span text:style-name="T2">INITIAL EN = Y</text:span></text:p>
          </draw:text-box>
        </draw:frame>
        <draw:frame draw:style-name="gr5" draw:text-style-name="P7" draw:layer="layout" svg:width="4cm" svg:height="1cm" svg:x="4.019cm" svg:y="69.011cm">
          <draw:text-box>
            <text:p text:style-name="P6"><text:span text:style-name="T1">segment1_X-Y</text:span></text:p>
          </draw:text-box>
        </draw:frame>
        <draw:frame draw:style-name="gr11" draw:text-style-name="P2" draw:layer="layout" svg:width="19cm" svg:height="2.299cm" svg:x="1.519cm" svg:y="62.511cm">
          <draw:text-box>
            <text:p text:style-name="P10"><text:span text:style-name="T3">F1 of segment 1 of X-Y is spliced with F1 of segment 1 of A-B. F2 of segment 1 of X-Y is spliced with F2 of segment 2 of A-B. <text:s/>F3 of segment 1 of X-Y is spliced with F1 of segment 2 of X-Y. F4 of segment 1 of X-Y is spliced with F4 of segment 2 of X-Y. F3 of segment 2 of X-Y remains unspliced. F2 of </text:span><text:span text:style-name="T1">segment 1 of A-B remains unspliced.</text:span></text:p>
          </draw:text-box>
        </draw:frame>
        <draw:line draw:style-name="gr2" draw:text-style-name="P3" draw:layer="layout" svg:x1="9.019cm" svg:y1="67.011cm" svg:x2="18.769cm" svg:y2="67.022cm">
          <text:p/>
        </draw:line>
        <draw:line draw:style-name="gr2" draw:text-style-name="P3" draw:layer="layout" svg:x1="9.25cm" svg:y1="68.5cm" svg:x2="18.769cm" svg:y2="68.522cm">
          <text:p/>
        </draw:line>
        <draw:line draw:style-name="gr2" draw:text-style-name="P3" draw:layer="layout" svg:x1="9.25cm" svg:y1="68cm" svg:x2="18.769cm" svg:y2="68.022cm">
          <text:p/>
        </draw:line>
        <draw:line draw:style-name="gr2" draw:text-style-name="P3" xml:id="id9" draw:id="id9" draw:layer="layout" svg:x1="9.019cm" svg:y1="67.511cm" svg:x2="18.769cm" svg:y2="67.522cm">
          <text:p/>
        </draw:line>
        <draw:frame draw:style-name="gr4" draw:text-style-name="P5" draw:layer="layout" svg:width="1.5cm" svg:height="0.569cm" svg:x="4.769cm" svg:y="68.0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769cm" svg:y="67.5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769cm" svg:y="67.0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4.769cm" svg:y="66.511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11.439cm" svg:y="70.761cm">
          <draw:text-box>
            <text:p text:style-name="P6"><text:span text:style-name="T1">parent_segment_X-Y</text:span></text:p>
          </draw:text-box>
        </draw:frame>
        <draw:frame draw:style-name="gr5" draw:text-style-name="P7" draw:layer="layout" svg:width="4cm" svg:height="1cm" svg:x="12.519cm" svg:y="69.011cm">
          <draw:text-box>
            <text:p text:style-name="P6"><text:span text:style-name="T1">segment2_X-Y</text:span></text:p>
          </draw:text-box>
        </draw:frame>
        <draw:line draw:style-name="gr6" draw:text-style-name="P3" draw:layer="layout" svg:x1="6.519cm" svg:y1="69.761cm" svg:x2="13.439cm" svg:y2="71.011cm">
          <text:p/>
        </draw:line>
        <draw:line draw:style-name="gr7" draw:text-style-name="P3" draw:layer="layout" svg:x1="13.519cm" svg:y1="69.761cm" svg:x2="13.939cm" svg:y2="71.011cm">
          <text:p/>
        </draw:line>
        <draw:custom-shape draw:style-name="gr15" draw:text-style-name="P8" draw:layer="layout" svg:width="2cm" svg:height="8.5cm" svg:x="7.5cm" svg:y="6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5" draw:id="id5" draw:layer="layout" svg:x1="2.019cm" svg:y1="67.022cm" svg:x2="8.269cm" svg:y2="67.011cm">
          <text:p/>
        </draw:line>
        <draw:frame draw:style-name="gr3" draw:text-style-name="P5" draw:layer="layout" svg:width="1cm" svg:height="0.569cm" svg:x="7.019cm" svg:y="66.56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7.019cm" svg:y="67.99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7.019cm" svg:y="67.49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7.019cm" svg:y="67.06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.269cm" svg:y="67.0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.269cm" svg:y="67.9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9.269cm" svg:y="67.4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9.269cm" svg:y="66.561cm">
          <draw:text-box>
            <text:p text:style-name="P4"><text:span text:style-name="T2">F1</text:span></text:p>
          </draw:text-box>
        </draw:frame>
        <draw:line draw:style-name="gr2" draw:text-style-name="P3" draw:layer="layout" svg:x1="1.939cm" svg:y1="73.522cm" svg:x2="8.189cm" svg:y2="73.511cm">
          <text:p/>
        </draw:line>
        <draw:frame draw:style-name="gr3" draw:text-style-name="P5" draw:layer="layout" svg:width="1cm" svg:height="0.569cm" svg:x="18.689cm" svg:y="73.272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1.359cm" svg:y="72.773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1.359cm" svg:y="73.272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8.689cm" svg:y="72.772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9.939cm" svg:y="73.022cm">
          <draw:text-box>
            <text:p text:style-name="P4"><text:span text:style-name="T2">2.3 km</text:span></text:p>
          </draw:text-box>
        </draw:frame>
        <draw:frame draw:style-name="gr4" draw:text-style-name="P5" draw:layer="layout" svg:width="1.5cm" svg:height="0.569cm" svg:x="9.939cm" svg:y="72.522cm">
          <draw:text-box>
            <text:p text:style-name="P4"><text:span text:style-name="T2">2.3 km</text:span></text:p>
          </draw:text-box>
        </draw:frame>
        <draw:frame draw:style-name="gr3" draw:text-style-name="P5" draw:layer="layout" svg:width="2.5cm" svg:height="0.569cm" svg:x="16.189cm" svg:y="72.522cm">
          <draw:text-box>
            <text:p text:style-name="P4"><text:span text:style-name="T2">INITIAL EN = B</text:span></text:p>
          </draw:text-box>
        </draw:frame>
        <draw:frame draw:style-name="gr3" draw:text-style-name="P5" draw:layer="layout" svg:width="2.5cm" svg:height="0.569cm" svg:x="1.939cm" svg:y="73.022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.939cm" svg:y="72.522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6.189cm" svg:y="73.022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3.939cm" svg:y="75.011cm">
          <draw:text-box>
            <text:p text:style-name="P6"><text:span text:style-name="T1">segment1_A-B</text:span></text:p>
          </draw:text-box>
        </draw:frame>
        <draw:line draw:style-name="gr2" draw:text-style-name="P3" xml:id="id10" draw:id="id10" draw:layer="layout" svg:x1="8.939cm" svg:y1="73.011cm" svg:x2="18.689cm" svg:y2="73.022cm">
          <text:p/>
        </draw:line>
        <draw:line draw:style-name="gr2" draw:text-style-name="P3" xml:id="id8" draw:id="id8" draw:layer="layout" svg:x1="8.939cm" svg:y1="73.511cm" svg:x2="18.689cm" svg:y2="73.522cm">
          <text:p/>
        </draw:line>
        <draw:frame draw:style-name="gr4" draw:text-style-name="P5" draw:layer="layout" svg:width="1.5cm" svg:height="0.569cm" svg:x="4.689cm" svg:y="73.011cm">
          <draw:text-box>
            <text:p text:style-name="P4"><text:span text:style-name="T2">0.7 km</text:span></text:p>
          </draw:text-box>
        </draw:frame>
        <draw:frame draw:style-name="gr4" draw:text-style-name="P5" draw:layer="layout" svg:width="1.5cm" svg:height="0.569cm" svg:x="4.689cm" svg:y="72.511cm">
          <draw:text-box>
            <text:p text:style-name="P4"><text:span text:style-name="T2">0.7 km</text:span></text:p>
          </draw:text-box>
        </draw:frame>
        <draw:frame draw:style-name="gr5" draw:text-style-name="P7" draw:layer="layout" svg:width="7.5cm" svg:height="1cm" svg:x="7.939cm" svg:y="76.761cm">
          <draw:text-box>
            <text:p text:style-name="P6"><text:span text:style-name="T1">parent_segment_A-B</text:span></text:p>
          </draw:text-box>
        </draw:frame>
        <draw:frame draw:style-name="gr5" draw:text-style-name="P7" draw:layer="layout" svg:width="4cm" svg:height="1cm" svg:x="12.439cm" svg:y="75.011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6.439cm" svg:y1="75.761cm" svg:x2="9.439cm" svg:y2="76.761cm">
          <text:p/>
        </draw:line>
        <draw:line draw:style-name="gr7" draw:text-style-name="P3" draw:layer="layout" svg:x1="13.439cm" svg:y1="75.761cm" svg:x2="10.689cm" svg:y2="76.761cm">
          <text:p/>
        </draw:line>
        <draw:line draw:style-name="gr2" draw:text-style-name="P3" xml:id="id6" draw:id="id6" draw:layer="layout" svg:x1="1.939cm" svg:y1="73.022cm" svg:x2="8.189cm" svg:y2="73.011cm">
          <text:p/>
        </draw:line>
        <draw:frame draw:style-name="gr3" draw:text-style-name="P5" draw:layer="layout" svg:width="1cm" svg:height="0.569cm" svg:x="6.939cm" svg:y="72.56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6.939cm" svg:y="73.06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.189cm" svg:y="73.0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9.189cm" svg:y="72.561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7.939cm" svg:y="74.544cm">
          <draw:text-box>
            <text:p text:style-name="P6"><text:span text:style-name="T1">JC1</text:span></text:p>
          </draw:text-box>
        </draw:frame>
        <draw:connector draw:style-name="gr12" draw:text-style-name="P9" draw:layer="layout" draw:line-skew="-0.02cm" svg:x1="8.269cm" svg:y1="67.016cm" svg:x2="8.189cm" svg:y2="73.016cm" draw:start-shape="id5" draw:start-glue-point="1" draw:end-shape="id6" draw:end-glue-point="1" svg:d="M8269 67016h481v6000h-561" svg:viewBox="0 0 562 6001">
          <text:p/>
        </draw:connector>
        <draw:connector draw:style-name="gr16" draw:text-style-name="P9" draw:layer="layout" draw:line-skew="-0.52cm" svg:x1="8.269cm" svg:y1="67.516cm" svg:x2="8.939cm" svg:y2="73.516cm" draw:start-shape="id7" draw:start-glue-point="1" draw:end-shape="id8" draw:end-glue-point="3" svg:d="M8269 67516h-19v3001h188v2999h501" svg:viewBox="0 0 690 6001">
          <text:p/>
        </draw:connector>
        <draw:connector draw:style-name="gr17" draw:text-style-name="P9" draw:layer="layout" draw:line-skew="0.562cm" svg:x1="9.019cm" svg:y1="67.516cm" svg:x2="8.939cm" svg:y2="73.016cm" draw:start-shape="id9" draw:start-glue-point="3" draw:end-shape="id10" draw:end-glue-point="3" svg:d="M9019 67516h-19v5500h-61" svg:viewBox="0 0 81 5501">
          <text:p/>
        </draw:connector>
        <draw:line draw:style-name="gr18" draw:text-style-name="P3" draw:layer="layout" svg:x1="8.25cm" svg:y1="68cm" svg:x2="9cm" svg:y2="67cm">
          <text:p/>
        </draw:line>
        <draw:line draw:style-name="gr19" draw:text-style-name="P3" draw:layer="layout" svg:x1="8.25cm" svg:y1="68.5cm" svg:x2="9.25cm" svg:y2="68.5cm">
          <text:p/>
        </draw:line>
        <draw:line draw:style-name="gr2" draw:text-style-name="P3" draw:layer="layout" svg:x1="3.66cm" svg:y1="100.022cm" svg:x2="9.91cm" svg:y2="100.011cm">
          <text:p/>
        </draw:line>
        <draw:line draw:style-name="gr2" draw:text-style-name="P3" draw:layer="layout" svg:x1="3.66cm" svg:y1="99.522cm" svg:x2="9.91cm" svg:y2="99.511cm">
          <text:p/>
        </draw:line>
        <draw:line draw:style-name="gr2" draw:text-style-name="P3" xml:id="id13" draw:id="id13" draw:layer="layout" svg:x1="3.66cm" svg:y1="99.022cm" svg:x2="9.91cm" svg:y2="99.011cm">
          <text:p/>
        </draw:line>
        <draw:frame draw:style-name="gr3" draw:text-style-name="P5" draw:layer="layout" svg:width="1cm" svg:height="0.569cm" svg:x="32.5cm" svg:y="98.5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3.08cm" svg:y="98.273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3.08cm" svg:y="99.703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3.08cm" svg:y="99.203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3.08cm" svg:y="98.772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32.5cm" svg:y="99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32.5cm" svg:y="98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32.5cm" svg:y="98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11.66cm" svg:y="99.522cm">
          <draw:text-box>
            <text:p text:style-name="P4"><text:span text:style-name="T2">1.3 </text:span><text:span text:style-name="T2">km</text:span></text:p>
          </draw:text-box>
        </draw:frame>
        <draw:frame draw:style-name="gr4" draw:text-style-name="P5" draw:layer="layout" svg:width="1.5cm" svg:height="0.569cm" svg:x="11.66cm" svg:y="99.022cm">
          <draw:text-box>
            <text:p text:style-name="P4"><text:span text:style-name="T2">1.3 km</text:span></text:p>
          </draw:text-box>
        </draw:frame>
        <draw:frame draw:style-name="gr4" draw:text-style-name="P5" draw:layer="layout" svg:width="1.5cm" svg:height="0.569cm" svg:x="11.66cm" svg:y="98.522cm">
          <draw:text-box>
            <text:p text:style-name="P4"><text:span text:style-name="T2">1.3 </text:span><text:span text:style-name="T2">km</text:span></text:p>
          </draw:text-box>
        </draw:frame>
        <draw:frame draw:style-name="gr4" draw:text-style-name="P5" draw:layer="layout" svg:width="1.5cm" svg:height="0.569cm" svg:x="11.66cm" svg:y="98.022cm">
          <draw:text-box>
            <text:p text:style-name="P4"><text:span text:style-name="T2">1.3 km</text:span></text:p>
          </draw:text-box>
        </draw:frame>
        <draw:frame draw:style-name="gr3" draw:text-style-name="P5" draw:layer="layout" svg:width="2.5cm" svg:height="0.569cm" svg:x="3.66cm" svg:y="99.5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7.91cm" svg:y="98.022cm">
          <draw:text-box>
            <text:p text:style-name="P4"><text:span text:style-name="T2">INITIAL EN = Y</text:span></text:p>
          </draw:text-box>
        </draw:frame>
        <draw:frame draw:style-name="gr3" draw:text-style-name="P5" draw:layer="layout" svg:width="2.5cm" svg:height="0.569cm" svg:x="3.66cm" svg:y="99.0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3.66cm" svg:y="98.522cm">
          <draw:text-box>
            <text:p text:style-name="P4"><text:span text:style-name="T2">INI</text:span><text:span text:style-name="T2">TIA</text:span><text:span text:style-name="T2">L </text:span><text:span text:style-name="T2">SN </text:span><text:span text:style-name="T2">= X</text:span></text:p>
          </draw:text-box>
        </draw:frame>
        <draw:frame draw:style-name="gr3" draw:text-style-name="P5" draw:layer="layout" svg:width="2.5cm" svg:height="0.569cm" svg:x="3.66cm" svg:y="98.022cm">
          <draw:text-box>
            <text:p text:style-name="P4"><text:span text:style-name="T2">INITIAL SN = X</text:span></text:p>
          </draw:text-box>
        </draw:frame>
        <draw:frame draw:style-name="gr3" draw:text-style-name="P5" draw:layer="layout" svg:width="2.5cm" svg:height="0.569cm" svg:x="17.91cm" svg:y="98.522cm">
          <draw:text-box>
            <text:p text:style-name="P4"><text:span text:style-name="T2">INI</text:span><text:span text:style-name="T2">TIA</text:span><text:span text:style-name="T2">L </text:span><text:span text:style-name="T2">EN </text:span><text:span text:style-name="T2">= Y</text:span></text:p>
          </draw:text-box>
        </draw:frame>
        <draw:frame draw:style-name="gr3" draw:text-style-name="P5" draw:layer="layout" svg:width="2.5cm" svg:height="0.569cm" svg:x="17.91cm" svg:y="99.022cm">
          <draw:text-box>
            <text:p text:style-name="P4"><text:span text:style-name="T2">INITIAL </text:span><text:span text:style-name="T2">EN = Y</text:span></text:p>
          </draw:text-box>
        </draw:frame>
        <draw:frame draw:style-name="gr3" draw:text-style-name="P5" draw:layer="layout" svg:width="2.5cm" svg:height="0.569cm" svg:x="17.91cm" svg:y="99.522cm">
          <draw:text-box>
            <text:p text:style-name="P4"><text:span text:style-name="T2">INITIAL </text:span><text:span text:style-name="T2">EN = Y</text:span></text:p>
          </draw:text-box>
        </draw:frame>
        <draw:frame draw:style-name="gr5" draw:text-style-name="P7" draw:layer="layout" svg:width="4cm" svg:height="1cm" svg:x="5.66cm" svg:y="100.511cm">
          <draw:text-box>
            <text:p text:style-name="P6"><text:span text:style-name="T1">se</text:span><text:span text:style-name="T1">g</text:span><text:span text:style-name="T1">m</text:span><text:span text:style-name="T1">en</text:span><text:span text:style-name="T1">t1</text:span><text:span text:style-name="T1">_</text:span><text:span text:style-name="T1">X-</text:span><text:span text:style-name="T1">Y</text:span></text:p>
          </draw:text-box>
        </draw:frame>
        <draw:frame draw:style-name="gr11" draw:text-style-name="P2" draw:layer="layout" svg:width="19cm" svg:height="2.299cm" svg:x="3cm" svg:y="84cm">
          <draw:text-box>
            <text:p text:style-name="P10"><text:span text:style-name="T3">F1 of segment 1 of X-Y is spliced with F1 of segment 1 of A-B. F2 of segment 1 of X-Y is spliced with F2 of segment 2 of A-B. <text:s/>F3 of segment 1 of X-Y is spliced with F1 of segment 2 of X-Y. F4 of segment 1 of X-Y is spliced with F4 of segment 2 of X-Y. F3 of segment 2 of X-Y remains unspliced. F2 of </text:span><text:span text:style-name="T1">segment 1 of A-B remains unspliced.</text:span></text:p>
          </draw:text-box>
        </draw:frame>
        <draw:line draw:style-name="gr2" draw:text-style-name="P3" draw:layer="layout" svg:x1="10.66cm" svg:y1="98.511cm" svg:x2="22.25cm" svg:y2="98.5cm">
          <text:p/>
        </draw:line>
        <draw:line draw:style-name="gr2" draw:text-style-name="P3" xml:id="id19" draw:id="id19" draw:layer="layout" svg:x1="10.891cm" svg:y1="100cm" svg:x2="22.25cm" svg:y2="100cm">
          <text:p/>
        </draw:line>
        <draw:line draw:style-name="gr2" draw:text-style-name="P3" draw:layer="layout" svg:x1="10.891cm" svg:y1="99.5cm" svg:x2="22.25cm" svg:y2="99.5cm">
          <text:p/>
        </draw:line>
        <draw:line draw:style-name="gr2" draw:text-style-name="P3" xml:id="id15" draw:id="id15" draw:layer="layout" svg:x1="10.66cm" svg:y1="99.011cm" svg:x2="22.25cm" svg:y2="99cm">
          <text:p/>
        </draw:line>
        <draw:frame draw:style-name="gr4" draw:text-style-name="P5" draw:layer="layout" svg:width="1.5cm" svg:height="0.569cm" svg:x="6.41cm" svg:y="99.5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6.41cm" svg:y="99.0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6.41cm" svg:y="98.511cm">
          <draw:text-box>
            <text:p text:style-name="P4"><text:span text:style-name="T2">1.1 km</text:span></text:p>
          </draw:text-box>
        </draw:frame>
        <draw:frame draw:style-name="gr4" draw:text-style-name="P5" draw:layer="layout" svg:width="1.5cm" svg:height="0.569cm" svg:x="6.41cm" svg:y="98.011cm">
          <draw:text-box>
            <text:p text:style-name="P4"><text:span text:style-name="T2">1.1 km</text:span></text:p>
          </draw:text-box>
        </draw:frame>
        <draw:frame draw:style-name="gr5" draw:text-style-name="P7" draw:layer="layout" svg:width="7.5cm" svg:height="1cm" svg:x="13.08cm" svg:y="102.261cm">
          <draw:text-box>
            <text:p text:style-name="P6"><text:span text:style-name="T1">parent_se</text:span><text:span text:style-name="T1">gment_X-</text:span><text:span text:style-name="T1">Y</text:span></text:p>
          </draw:text-box>
        </draw:frame>
        <draw:frame draw:style-name="gr5" draw:text-style-name="P7" draw:layer="layout" svg:width="4cm" svg:height="1cm" svg:x="14.16cm" svg:y="100.511cm">
          <draw:text-box>
            <text:p text:style-name="P6"><text:span text:style-name="T1">segment2</text:span><text:span text:style-name="T1">_X-Y</text:span></text:p>
          </draw:text-box>
        </draw:frame>
        <draw:line draw:style-name="gr6" draw:text-style-name="P3" draw:layer="layout" svg:x1="8.16cm" svg:y1="101.261cm" svg:x2="15.08cm" svg:y2="102.511cm">
          <text:p/>
        </draw:line>
        <draw:line draw:style-name="gr7" draw:text-style-name="P3" draw:layer="layout" svg:x1="15.16cm" svg:y1="101.261cm" svg:x2="15.58cm" svg:y2="102.511cm">
          <text:p/>
        </draw:line>
        <draw:custom-shape draw:style-name="gr15" draw:text-style-name="P8" draw:layer="layout" svg:width="2cm" svg:height="8.5cm" svg:x="9.141cm" svg:y="9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1" draw:id="id11" draw:layer="layout" svg:x1="3.66cm" svg:y1="98.522cm" svg:x2="9.91cm" svg:y2="98.511cm">
          <text:p/>
        </draw:line>
        <draw:frame draw:style-name="gr3" draw:text-style-name="P5" draw:layer="layout" svg:width="1cm" svg:height="0.569cm" svg:x="8.66cm" svg:y="98.06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8.66cm" svg:y="99.49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8.66cm" svg:y="98.99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8.66cm" svg:y="98.56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0.91cm" svg:y="98.5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0.91cm" svg:y="99.492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10.91cm" svg:y="98.992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10.91cm" svg:y="98.061cm">
          <draw:text-box>
            <text:p text:style-name="P4"><text:span text:style-name="T2">F1</text:span></text:p>
          </draw:text-box>
        </draw:frame>
        <draw:line draw:style-name="gr2" draw:text-style-name="P3" draw:layer="layout" svg:x1="3.58cm" svg:y1="105.022cm" svg:x2="9.83cm" svg:y2="105.011cm">
          <text:p/>
        </draw:line>
        <draw:frame draw:style-name="gr3" draw:text-style-name="P5" draw:layer="layout" svg:width="1cm" svg:height="0.569cm" svg:x="32.42cm" svg:y="104.5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3cm" svg:y="104.273cm">
          <draw:text-box>
            <text:p text:style-name="P4"><text:span text:style-name="T2">F</text:span><text:span text:style-name="T2">1</text:span></text:p>
          </draw:text-box>
        </draw:frame>
        <draw:frame draw:style-name="gr3" draw:text-style-name="P5" draw:layer="layout" svg:width="1cm" svg:height="0.569cm" svg:x="3cm" svg:y="104.772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32.42cm" svg:y="104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11.58cm" svg:y="104.522cm">
          <draw:text-box>
            <text:p text:style-name="P4"><text:span text:style-name="T2">2</text:span><text:span text:style-name="T2">.</text:span><text:span text:style-name="T2">3 </text:span><text:span text:style-name="T2">k</text:span><text:span text:style-name="T2">m</text:span></text:p>
          </draw:text-box>
        </draw:frame>
        <draw:frame draw:style-name="gr4" draw:text-style-name="P5" draw:layer="layout" svg:width="1.5cm" svg:height="0.569cm" svg:x="11.58cm" svg:y="104.022cm">
          <draw:text-box>
            <text:p text:style-name="P4"><text:span text:style-name="T2">2.3 </text:span><text:span text:style-name="T2">km</text:span></text:p>
          </draw:text-box>
        </draw:frame>
        <draw:frame draw:style-name="gr3" draw:text-style-name="P5" draw:layer="layout" svg:width="2.5cm" svg:height="0.569cm" svg:x="17.83cm" svg:y="104.022cm">
          <draw:text-box>
            <text:p text:style-name="P4"><text:span text:style-name="T2">INI</text:span><text:span text:style-name="T2">TIA</text:span><text:span text:style-name="T2">L </text:span><text:span text:style-name="T2">EN </text:span><text:span text:style-name="T2">= B</text:span></text:p>
          </draw:text-box>
        </draw:frame>
        <draw:frame draw:style-name="gr3" draw:text-style-name="P5" draw:layer="layout" svg:width="2.5cm" svg:height="0.569cm" svg:x="3.58cm" svg:y="104.522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3.58cm" svg:y="104.022cm">
          <draw:text-box>
            <text:p text:style-name="P4"><text:span text:style-name="T2">INITIAL SN = A</text:span></text:p>
          </draw:text-box>
        </draw:frame>
        <draw:frame draw:style-name="gr3" draw:text-style-name="P5" draw:layer="layout" svg:width="2.5cm" svg:height="0.569cm" svg:x="17.83cm" svg:y="104.522cm">
          <draw:text-box>
            <text:p text:style-name="P4"><text:span text:style-name="T2">INITIAL EN = B</text:span></text:p>
          </draw:text-box>
        </draw:frame>
        <draw:frame draw:style-name="gr5" draw:text-style-name="P7" draw:layer="layout" svg:width="4cm" svg:height="1cm" svg:x="5.58cm" svg:y="106.511cm">
          <draw:text-box>
            <text:p text:style-name="P6"><text:span text:style-name="T1">segment1_A-B</text:span></text:p>
          </draw:text-box>
        </draw:frame>
        <draw:line draw:style-name="gr2" draw:text-style-name="P3" xml:id="id16" draw:id="id16" draw:layer="layout" svg:x1="10.58cm" svg:y1="104.511cm" svg:x2="22.25cm" svg:y2="104.5cm">
          <text:p/>
        </draw:line>
        <draw:line draw:style-name="gr2" draw:text-style-name="P3" xml:id="id14" draw:id="id14" draw:layer="layout" svg:x1="10.58cm" svg:y1="105.011cm" svg:x2="22.25cm" svg:y2="105cm">
          <text:p/>
        </draw:line>
        <draw:frame draw:style-name="gr4" draw:text-style-name="P5" draw:layer="layout" svg:width="1.5cm" svg:height="0.569cm" svg:x="6.33cm" svg:y="104.511cm">
          <draw:text-box>
            <text:p text:style-name="P4"><text:span text:style-name="T2">0.7 km</text:span></text:p>
          </draw:text-box>
        </draw:frame>
        <draw:frame draw:style-name="gr4" draw:text-style-name="P5" draw:layer="layout" svg:width="1.5cm" svg:height="0.569cm" svg:x="6.33cm" svg:y="104.011cm">
          <draw:text-box>
            <text:p text:style-name="P4"><text:span text:style-name="T2">0.7 </text:span><text:span text:style-name="T2">km</text:span></text:p>
          </draw:text-box>
        </draw:frame>
        <draw:frame draw:style-name="gr5" draw:text-style-name="P7" draw:layer="layout" svg:width="7.5cm" svg:height="1cm" svg:x="9.58cm" svg:y="108.261cm">
          <draw:text-box>
            <text:p text:style-name="P6"><text:span text:style-name="T1">parent_se</text:span><text:span text:style-name="T1">gment_A-</text:span><text:span text:style-name="T1">B</text:span></text:p>
          </draw:text-box>
        </draw:frame>
        <draw:frame draw:style-name="gr5" draw:text-style-name="P7" draw:layer="layout" svg:width="4cm" svg:height="1cm" svg:x="14.08cm" svg:y="106.511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8.08cm" svg:y1="107.261cm" svg:x2="11.08cm" svg:y2="108.261cm">
          <text:p/>
        </draw:line>
        <draw:line draw:style-name="gr7" draw:text-style-name="P3" draw:layer="layout" svg:x1="15.08cm" svg:y1="107.261cm" svg:x2="12.33cm" svg:y2="108.261cm">
          <text:p/>
        </draw:line>
        <draw:line draw:style-name="gr2" draw:text-style-name="P3" xml:id="id12" draw:id="id12" draw:layer="layout" svg:x1="3.58cm" svg:y1="104.522cm" svg:x2="9.83cm" svg:y2="104.511cm">
          <text:p/>
        </draw:line>
        <draw:frame draw:style-name="gr3" draw:text-style-name="P5" draw:layer="layout" svg:width="1cm" svg:height="0.569cm" svg:x="8.58cm" svg:y="104.06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8.58cm" svg:y="104.56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0.83cm" svg:y="104.5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10.83cm" svg:y="104.061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9.58cm" svg:y="106.044cm">
          <draw:text-box>
            <text:p text:style-name="P6"><text:span text:style-name="T1">J</text:span><text:span text:style-name="T1">C</text:span><text:span text:style-name="T1">1</text:span></text:p>
          </draw:text-box>
        </draw:frame>
        <draw:connector draw:style-name="gr12" draw:text-style-name="P9" draw:layer="layout" draw:line-skew="-0.02cm" svg:x1="9.91cm" svg:y1="98.516cm" svg:x2="9.83cm" svg:y2="104.516cm" draw:start-shape="id11" draw:start-glue-point="1" draw:end-shape="id12" draw:end-glue-point="1" svg:d="M9910 98516h481v6000h-561" svg:viewBox="0 0 562 6001">
          <text:p/>
        </draw:connector>
        <draw:connector draw:style-name="gr16" draw:text-style-name="P9" draw:layer="layout" draw:line-skew="-0.52cm" svg:x1="9.91cm" svg:y1="99.016cm" svg:x2="10.58cm" svg:y2="105.005cm" draw:start-shape="id13" draw:start-glue-point="1" draw:end-shape="id14" draw:end-glue-point="3" svg:d="M9910 99016h-19v2995h188v2994h501" svg:viewBox="0 0 690 5990">
          <text:p/>
        </draw:connector>
        <draw:connector draw:style-name="gr17" draw:text-style-name="P9" draw:layer="layout" draw:line-skew="0.562cm" svg:x1="10.66cm" svg:y1="99.005cm" svg:x2="10.58cm" svg:y2="104.505cm" draw:start-shape="id15" draw:start-glue-point="3" draw:end-shape="id16" draw:end-glue-point="3" svg:d="M10660 99005h-19v5500h-61" svg:viewBox="0 0 81 5501">
          <text:p/>
        </draw:connector>
        <draw:line draw:style-name="gr18" draw:text-style-name="P3" draw:layer="layout" svg:x1="9.891cm" svg:y1="99.5cm" svg:x2="10.641cm" svg:y2="98.5cm">
          <text:p/>
        </draw:line>
        <draw:line draw:style-name="gr19" draw:text-style-name="P3" draw:layer="layout" svg:x1="9.891cm" svg:y1="100cm" svg:x2="10.891cm" svg:y2="100cm">
          <text:p/>
        </draw:line>
        <draw:line draw:style-name="gr2" draw:text-style-name="P3" draw:layer="layout" svg:x1="2.58cm" svg:y1="92.511cm" svg:x2="22.25cm" svg:y2="92.5cm">
          <text:p/>
        </draw:line>
        <draw:frame draw:style-name="gr3" draw:text-style-name="P5" draw:layer="layout" svg:width="1cm" svg:height="0.569cm" svg:x="32.75cm" svg:y="92.25cm">
          <draw:text-box>
            <text:p text:style-name="P4"><text:span text:style-name="T2">F2</text:span></text:p>
          </draw:text-box>
        </draw:frame>
        <draw:frame draw:style-name="gr4" draw:text-style-name="P5" draw:layer="layout" svg:width="1cm" svg:height="0.569cm" svg:x="2cm" svg:y="91.762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2cm" svg:y="92.26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32.75cm" svg:y="91.75cm">
          <draw:text-box>
            <text:p text:style-name="P4"><text:span text:style-name="T2">F1</text:span></text:p>
          </draw:text-box>
        </draw:frame>
        <draw:frame draw:style-name="gr4" draw:text-style-name="P5" draw:layer="layout" svg:width="1.5cm" svg:height="0.569cm" svg:x="24cm" svg:y="92cm">
          <draw:text-box>
            <text:p text:style-name="P4"><text:span text:style-name="T2">2.3 </text:span><text:span text:style-name="T2">km</text:span></text:p>
          </draw:text-box>
        </draw:frame>
        <draw:frame draw:style-name="gr4" draw:text-style-name="P5" draw:layer="layout" svg:width="1.5cm" svg:height="0.569cm" svg:x="24cm" svg:y="91.5cm">
          <draw:text-box>
            <text:p text:style-name="P4"><text:span text:style-name="T2">2.3 km</text:span></text:p>
          </draw:text-box>
        </draw:frame>
        <draw:frame draw:style-name="gr3" draw:text-style-name="P5" draw:layer="layout" svg:width="2.5cm" svg:height="0.569cm" svg:x="30.25cm" svg:y="91.5cm">
          <draw:text-box>
            <text:p text:style-name="P4"><text:span text:style-name="T2">INI</text:span><text:span text:style-name="T2">TIA</text:span><text:span text:style-name="T2">L </text:span><text:span text:style-name="T2">EN </text:span><text:span text:style-name="T2">= B</text:span></text:p>
          </draw:text-box>
        </draw:frame>
        <draw:frame draw:style-name="gr3" draw:text-style-name="P5" draw:layer="layout" svg:width="2.5cm" svg:height="0.569cm" svg:x="2.58cm" svg:y="92.011cm">
          <draw:text-box>
            <text:p text:style-name="P4"><text:span text:style-name="T2">INI</text:span><text:span text:style-name="T2">TIA</text:span><text:span text:style-name="T2">L </text:span><text:span text:style-name="T2">SN </text:span><text:span text:style-name="T2">= A</text:span></text:p>
          </draw:text-box>
        </draw:frame>
        <draw:frame draw:style-name="gr3" draw:text-style-name="P5" draw:layer="layout" svg:width="2.5cm" svg:height="0.569cm" svg:x="2.58cm" svg:y="91.511cm">
          <draw:text-box>
            <text:p text:style-name="P4"><text:span text:style-name="T2">INITIAL </text:span><text:span text:style-name="T2">SN = A</text:span></text:p>
          </draw:text-box>
        </draw:frame>
        <draw:frame draw:style-name="gr3" draw:text-style-name="P5" draw:layer="layout" svg:width="2.5cm" svg:height="0.569cm" svg:x="30.25cm" svg:y="92cm">
          <draw:text-box>
            <text:p text:style-name="P4"><text:span text:style-name="T2">INI</text:span><text:span text:style-name="T2">TIA</text:span><text:span text:style-name="T2">L </text:span><text:span text:style-name="T2">EN </text:span><text:span text:style-name="T2">= B</text:span></text:p>
          </draw:text-box>
        </draw:frame>
        <draw:frame draw:style-name="gr5" draw:text-style-name="P7" draw:layer="layout" svg:width="4cm" svg:height="1cm" svg:x="4.58cm" svg:y="94cm">
          <draw:text-box>
            <text:p text:style-name="P6"><text:span text:style-name="T1">se</text:span><text:span text:style-name="T1">g</text:span><text:span text:style-name="T1">m</text:span><text:span text:style-name="T1">en</text:span><text:span text:style-name="T1">t1</text:span><text:span text:style-name="T1">_</text:span><text:span text:style-name="T1">A-</text:span><text:span text:style-name="T1">B</text:span></text:p>
          </draw:text-box>
        </draw:frame>
        <draw:line draw:style-name="gr2" draw:text-style-name="P3" draw:layer="layout" svg:x1="23cm" svg:y1="91.989cm" svg:x2="32.75cm" svg:y2="92cm">
          <text:p/>
        </draw:line>
        <draw:line draw:style-name="gr2" draw:text-style-name="P3" draw:layer="layout" svg:x1="23cm" svg:y1="92.489cm" svg:x2="32.75cm" svg:y2="92.5cm">
          <text:p/>
        </draw:line>
        <draw:frame draw:style-name="gr4" draw:text-style-name="P5" draw:layer="layout" svg:width="1.5cm" svg:height="0.569cm" svg:x="5.33cm" svg:y="92cm">
          <draw:text-box>
            <text:p text:style-name="P4"><text:span text:style-name="T2">2.7 km</text:span></text:p>
          </draw:text-box>
        </draw:frame>
        <draw:frame draw:style-name="gr4" draw:text-style-name="P5" draw:layer="layout" svg:width="1.5cm" svg:height="0.569cm" svg:x="5.33cm" svg:y="91.5cm">
          <draw:text-box>
            <text:p text:style-name="P4"><text:span text:style-name="T2">2.7 </text:span><text:span text:style-name="T2">km</text:span></text:p>
          </draw:text-box>
        </draw:frame>
        <draw:frame draw:style-name="gr5" draw:text-style-name="P7" draw:layer="layout" svg:width="7.5cm" svg:height="1cm" svg:x="8.58cm" svg:y="95.75cm">
          <draw:text-box>
            <text:p text:style-name="P6"><text:span text:style-name="T1">pa</text:span><text:span text:style-name="T1">re</text:span><text:span text:style-name="T1">nt</text:span><text:span text:style-name="T1">_s</text:span><text:span text:style-name="T1">eg</text:span><text:span text:style-name="T1">m</text:span><text:span text:style-name="T1">en</text:span><text:span text:style-name="T1">t_</text:span><text:span text:style-name="T1">A-</text:span><text:span text:style-name="T1">B</text:span></text:p>
          </draw:text-box>
        </draw:frame>
        <draw:frame draw:style-name="gr5" draw:text-style-name="P7" draw:layer="layout" svg:width="4cm" svg:height="1cm" svg:x="13.08cm" svg:y="94cm">
          <draw:text-box>
            <text:p text:style-name="P6"><text:span text:style-name="T1">segment2_A-B</text:span></text:p>
          </draw:text-box>
        </draw:frame>
        <draw:line draw:style-name="gr6" draw:text-style-name="P3" draw:layer="layout" svg:x1="7.08cm" svg:y1="94.75cm" svg:x2="10.08cm" svg:y2="95.75cm">
          <text:p/>
        </draw:line>
        <draw:line draw:style-name="gr7" draw:text-style-name="P3" draw:layer="layout" svg:x1="14.08cm" svg:y1="94.75cm" svg:x2="11.33cm" svg:y2="95.75cm">
          <text:p/>
        </draw:line>
        <draw:line draw:style-name="gr2" draw:text-style-name="P3" xml:id="id17" draw:id="id17" draw:layer="layout" svg:x1="2.5cm" svg:y1="92cm" svg:x2="22.17cm" svg:y2="91.989cm">
          <text:p/>
        </draw:line>
        <draw:frame draw:style-name="gr3" draw:text-style-name="P5" draw:layer="layout" svg:width="1cm" svg:height="0.569cm" svg:x="21cm" svg:y="91.5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21cm" svg:y="92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3.25cm" svg:y="92.039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3.25cm" svg:y="91.539cm">
          <draw:text-box>
            <text:p text:style-name="P4"><text:span text:style-name="T2">F1</text:span></text:p>
          </draw:text-box>
        </draw:frame>
        <draw:frame draw:style-name="gr9" draw:text-style-name="P7" draw:layer="layout" svg:width="1.373cm" svg:height="0.967cm" svg:x="8.58cm" svg:y="93.533cm">
          <draw:text-box>
            <text:p text:style-name="P6"><text:span text:style-name="T1">J</text:span><text:span text:style-name="T1">C</text:span><text:span text:style-name="T1">1</text:span></text:p>
          </draw:text-box>
        </draw:frame>
        <draw:frame draw:style-name="gr3" draw:text-style-name="P5" draw:layer="layout" svg:width="1cm" svg:height="0.569cm" svg:x="21.08cm" svg:y="98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1.08cm" svg:y="99.4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21.08cm" svg:y="98.9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21.08cm" svg:y="98cm">
          <draw:text-box>
            <text:p text:style-name="P4"><text:span text:style-name="T2">F1</text:span></text:p>
          </draw:text-box>
        </draw:frame>
        <draw:frame draw:style-name="gr4" draw:text-style-name="P5" draw:layer="layout" svg:width="1cm" svg:height="0.569cm" svg:x="21cm" svg:y="104.5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1cm" svg:y="104cm">
          <draw:text-box>
            <text:p text:style-name="P4"><text:span text:style-name="T2">F1</text:span></text:p>
          </draw:text-box>
        </draw:frame>
        <draw:line draw:style-name="gr2" draw:text-style-name="P3" draw:layer="layout" svg:x1="23.25cm" svg:y1="98.5cm" svg:x2="33.25cm" svg:y2="98.5cm">
          <text:p/>
        </draw:line>
        <draw:line draw:style-name="gr2" draw:text-style-name="P3" xml:id="id18" draw:id="id18" draw:layer="layout" svg:x1="23.25cm" svg:y1="99cm" svg:x2="33.25cm" svg:y2="99cm">
          <text:p/>
        </draw:line>
        <draw:line draw:style-name="gr2" draw:text-style-name="P3" xml:id="id21" draw:id="id21" draw:layer="layout" svg:x1="23cm" svg:y1="99.5cm" svg:x2="33cm" svg:y2="99.5cm">
          <text:p/>
        </draw:line>
        <draw:line draw:style-name="gr2" draw:text-style-name="P3" draw:layer="layout" svg:x1="23.25cm" svg:y1="100cm" svg:x2="33.25cm" svg:y2="100cm">
          <text:p/>
        </draw:line>
        <draw:line draw:style-name="gr2" draw:text-style-name="P3" draw:layer="layout" svg:x1="23.25cm" svg:y1="104.5cm" svg:x2="33.25cm" svg:y2="104.5cm">
          <text:p/>
        </draw:line>
        <draw:line draw:style-name="gr2" draw:text-style-name="P3" xml:id="id20" draw:id="id20" draw:layer="layout" svg:x1="23.25cm" svg:y1="105cm" svg:x2="33.25cm" svg:y2="105cm">
          <text:p/>
        </draw:line>
        <draw:frame draw:style-name="gr3" draw:text-style-name="P5" draw:layer="layout" svg:width="1cm" svg:height="0.569cm" svg:x="24cm" svg:y="98.6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4cm" svg:y="99.531cm">
          <draw:text-box>
            <text:p text:style-name="P4"><text:span text:style-name="T2">F4</text:span></text:p>
          </draw:text-box>
        </draw:frame>
        <draw:frame draw:style-name="gr3" draw:text-style-name="P5" draw:layer="layout" svg:width="1cm" svg:height="0.569cm" svg:x="24cm" svg:y="99.031cm">
          <draw:text-box>
            <text:p text:style-name="P4"><text:span text:style-name="T2">F3</text:span></text:p>
          </draw:text-box>
        </draw:frame>
        <draw:frame draw:style-name="gr3" draw:text-style-name="P5" draw:layer="layout" svg:width="1cm" svg:height="0.569cm" svg:x="24cm" svg:y="98.1cm">
          <draw:text-box>
            <text:p text:style-name="P4"><text:span text:style-name="T2">F1</text:span></text:p>
          </draw:text-box>
        </draw:frame>
        <draw:frame draw:style-name="gr3" draw:text-style-name="P5" draw:layer="layout" svg:width="1cm" svg:height="0.569cm" svg:x="24.25cm" svg:y="104.531cm">
          <draw:text-box>
            <text:p text:style-name="P4"><text:span text:style-name="T2">F2</text:span></text:p>
          </draw:text-box>
        </draw:frame>
        <draw:frame draw:style-name="gr3" draw:text-style-name="P5" draw:layer="layout" svg:width="1cm" svg:height="0.569cm" svg:x="24.25cm" svg:y="104.031cm">
          <draw:text-box>
            <text:p text:style-name="P4"><text:span text:style-name="T2">F1</text:span></text:p>
          </draw:text-box>
        </draw:frame>
        <draw:custom-shape draw:style-name="gr20" draw:text-style-name="P8" draw:layer="layout" svg:width="2cm" svg:height="16cm" svg:x="21.75cm" svg:y="9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373cm" svg:height="0.967cm" svg:x="22.127cm" svg:y="106.75cm">
          <draw:text-box>
            <text:p text:style-name="P6"><text:span text:style-name="T1">JC2</text:span></text:p>
          </draw:text-box>
        </draw:frame>
        <draw:connector draw:style-name="gr12" draw:text-style-name="P9" draw:layer="layout" svg:x1="22.17cm" svg:y1="91.994cm" svg:x2="23.25cm" svg:y2="99cm" draw:start-shape="id17" draw:start-glue-point="1" draw:end-shape="id18" draw:end-glue-point="3" svg:d="M22170 91994h540v7006h540" svg:viewBox="0 0 1081 7007">
          <text:p/>
        </draw:connector>
        <draw:line draw:style-name="gr18" draw:text-style-name="P3" draw:layer="layout" svg:x1="22.25cm" svg:y1="92.5cm" svg:x2="23.25cm" svg:y2="92.5cm">
          <text:p/>
        </draw:line>
        <draw:line draw:style-name="gr21" draw:text-style-name="P3" draw:layer="layout" svg:x1="23cm" svg:y1="92cm" svg:x2="22.25cm" svg:y2="104.5cm">
          <text:p/>
        </draw:line>
        <draw:connector draw:style-name="gr22" draw:text-style-name="P9" draw:layer="layout" draw:line-skew="2.25cm" svg:x1="22.25cm" svg:y1="100cm" svg:x2="23.25cm" svg:y2="105cm" draw:start-shape="id19" draw:start-glue-point="1" draw:end-shape="id20" draw:end-glue-point="3" svg:d="M22250 100000v4750h1000v250" svg:viewBox="0 0 1001 5001">
          <text:p/>
        </draw:connector>
        <draw:connector draw:style-name="gr23" draw:text-style-name="P9" draw:layer="layout" svg:x1="22.25cm" svg:y1="105.005cm" svg:x2="23cm" svg:y2="99.5cm" draw:start-shape="id14" draw:start-glue-point="1" draw:end-shape="id21" draw:end-glue-point="3" svg:d="M22250 105005h750v-5505" svg:viewBox="0 0 751 5506">
          <text:p/>
        </draw:connector>
        <draw:line draw:style-name="gr18" draw:text-style-name="P3" draw:layer="layout" svg:x1="22.25cm" svg:y1="98.5cm" svg:x2="23.25cm" svg:y2="98.5cm">
          <text:p/>
        </draw:line>
        <draw:line draw:style-name="gr24" draw:text-style-name="P3" draw:layer="layout" svg:x1="22.25cm" svg:y1="99.5cm" svg:x2="23.5cm" svg:y2="100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57:39.718727554</meta:creation-date>
    <dc:date>2025-09-22T17:55:02.073216286</dc:date>
    <meta:editing-duration>PT1H5M57S</meta:editing-duration>
    <meta:editing-cycles>8</meta:editing-cycles>
    <meta:generator>LibreOffice/24.2.7.2$Linux_X86_64 LibreOffice_project/420$Build-2</meta:generator>
    <meta:document-statistic meta:object-count="486"/>
  </office:meta>
</office:document-meta>
</file>